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204a" officeooo:paragraph-rsid="000468ce"/>
    </style:style>
    <style:style style:name="P2" style:family="paragraph" style:parent-style-name="Standard" style:list-style-name="L1">
      <style:text-properties officeooo:rsid="0003204a" officeooo:paragraph-rsid="000468ce"/>
    </style:style>
    <style:style style:name="P3" style:family="paragraph" style:parent-style-name="Standard" style:list-style-name="L1">
      <style:text-properties officeooo:rsid="0003204a" officeooo:paragraph-rsid="0003204a"/>
    </style:style>
    <style:style style:name="P4" style:family="paragraph" style:parent-style-name="Standard">
      <style:text-properties officeooo:rsid="000601ed" officeooo:paragraph-rsid="000601ed"/>
    </style:style>
    <style:style style:name="P5" style:family="paragraph" style:parent-style-name="Standard" style:list-style-name="L1">
      <style:text-properties officeooo:rsid="000601ed" officeooo:paragraph-rsid="000601ed"/>
    </style:style>
    <style:style style:name="P6" style:family="paragraph" style:parent-style-name="Standard" style:list-style-name="L1">
      <style:text-properties officeooo:rsid="0004ed6f" officeooo:paragraph-rsid="0004ed6f"/>
    </style:style>
    <style:style style:name="P7" style:family="paragraph" style:parent-style-name="Standard" style:list-style-name="L1">
      <style:text-properties officeooo:rsid="000468ce" officeooo:paragraph-rsid="000468ce"/>
    </style:style>
    <style:style style:name="T1" style:family="text">
      <style:text-properties officeooo:rsid="000468ce"/>
    </style:style>
    <style:style style:name="T2" style:family="text">
      <style:text-properties officeooo:rsid="0004ed6f"/>
    </style:style>
    <style:style style:name="T3" style:family="text">
      <style:text-properties officeooo:rsid="000601ed"/>
    </style:style>
    <style:style style:name="T4" style:family="text">
      <style:text-properties officeooo:rsid="00066570"/>
    </style:style>
    <style:style style:name="T5" style:family="text">
      <style:text-properties officeooo:rsid="00071954"/>
    </style:style>
    <style:style style:name="T6" style:family="text">
      <style:text-properties officeooo:rsid="0008a59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s realizar un analisis del sitio centrandonos en la norma WAI-ARIA, hemos decidido realizar los siguientes cambios:</text:p>
      <text:p text:style-name="P1"/>
      <text:list xml:id="list8997100110651883739" text:style-name="L1">
        <text:list-item>
          <text:p text:style-name="P2"><text:span text:style-name="T5">Crear</text:span> <text:span text:style-name="T3">el</text:span> landmark con ‘rol<text:span text:style-name="T1">e=main’</text:span>, o tag <text:span text:style-name="T3">&lt;main&gt;</text:span> para identificar el contenido principal <text:span text:style-name="T1">de la página, s</text:span>i exist<text:span text:style-name="T3">iera</text:span> mas de un landmark Main utilizar <text:s/>el atributo ARIA-LABELLEDBY o ARIA-LABEL para describir los contenidos.</text:p>
          <text:p text:style-name="P7"/>
        </text:list-item>
        <text:list-item>
          <text:p text:style-name="P6">Añadi<text:span text:style-name="T3">r</text:span> rol “banner” a <text:s/><text:span text:style-name="T3">&lt;</text:span>header<text:span text:style-name="T3">&gt;</text:span></text:p>
          <text:p text:style-name="P6"/>
        </text:list-item>
        <text:list-item>
          <text:p text:style-name="P3">Revisar las etiquetas de las areas de la pagina (landmarks) para en caso de que compartan rol tengan nombres accesibles únicos, <text:span text:style-name="T3">añadir rol “complementary” a tag &lt;nav&gt; en secciones para distinguir la navegacion principal, de la de las secciones.</text:span></text:p>
          <text:p text:style-name="P3"/>
        </text:list-item>
        <text:list-item>
          <text:p text:style-name="P5">Añadi<text:span text:style-name="T4">r</text:span> el identificador <text:span text:style-name="T2">CONTENTINFO </text:span>al contenido administrativo del sitio (&lt;footer&gt; que contendría copyright, informacion de contacto, política de privacidad)</text:p>
          <text:p text:style-name="P5"/>
        </text:list-item>
        <text:list-item>
          <text:p text:style-name="P5">Hacer que los cambios de estado generados por js sean accesible<text:span text:style-name="T5">s</text:span>, marcar el valor actual de los selects y la naveg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1:19:12.437882000</meta:creation-date>
    <dc:date>2016-12-22T10:44:51.358950000</dc:date>
    <meta:editing-duration>PT10M49S</meta:editing-duration>
    <meta:editing-cycles>4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10" meta:word-count="143" meta:character-count="900" meta:non-whitespace-character-count="770"/>
  </office:meta>
</office:document-meta>
</file>